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DispositionTests.parseIgnoresInvalidD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entDispositionTests.parseEncodedFilenameWithPadded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ntDispositionTests.parseBackslashInLas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ntDispositionTests.formatWithEncoded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ntDispositionTests.parseBack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ntDispositionTests.parseD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tentDispositionTests.parseFormat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ntDispositionTests.parseEncodedFilenameWithInvalid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DispositionTests.parseEncodedFilenameWithInvali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ntDispositionTests.parseWithExtraSemicol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ntDispositionTests.parseBase64EncodedShiftJIS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DispositionTests.formatWithEncodedFilenameUsingUsAsci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entDispositionTests.parseN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DispositionTests.parse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DispositionTests.parseFilenameWithSemicol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ntDispositionTests.formatWithFilenameWithQuo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ntentDispositionTests.parseQuotedPrintableFilenameMultipleSeg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entDispositionTests.parseQuotedPrintable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DispositionTests.parseInvalid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DispositionTests.parseBase64EncodedFilenameMultipleSeg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ntDispositionTests.parseFilenameQuo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ntDispositionTests.parseBase64Encoded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DispositionTests.parseEncoded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ntDispositionTests.formatWithEncodedFilenameUsingInvalid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ntDispositionTests.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entDispositionTests.parseQuotedPrintableShiftJIS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DispositionTests.parseEncodedFilenameWithou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ntDispositionTests.parseFilenameUnquo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